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Standardskriftforavsnitt" style:family="text">
      <style:text-properties style:font-name="Courier New" style:font-name-asian="Courier New" style:font-name-complex="Courier New"/>
    </style:style>
    <style:style style:name="T3" style:parent-style-name="Standardskriftforavsnitt" style:family="text">
      <style:text-properties style:font-name="Courier New" style:font-name-asian="Courier New" style:font-name-complex="Courier New"/>
    </style:style>
    <style:style style:name="T4" style:parent-style-name="Standardskriftforavsnitt" style:family="text">
      <style:text-properties style:font-name="Courier New" style:font-name-asian="Courier New" style:font-name-complex="Courier New"/>
    </style:style>
    <style:style style:name="T5" style:parent-style-name="Standardskriftforavsnitt" style:family="text">
      <style:text-properties style:font-name="Courier New" style:font-name-asian="Courier New" style:font-name-complex="Courier New"/>
    </style:style>
  </office:automatic-styles>
  <office:body>
    <office:text text:use-soft-page-breaks="true">
      <text:p text:style-name="P1"><text:span text:style-name="T2"><text:s/>2 <text:s/>2</text:span></text:p>
      <text:p text:style-name="Normal"><text:span text:style-name="T3">0 5 <text:s/>1 4 <text:s/></text:span></text:p>
      <text:p text:style-name="Normal"><text:span text:style-name="T4">1 4<text:s/></text:span><text:span text:style-name="T5"><text:s/>0 3 <text:s/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nb" style:country-asian="NO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ivind Morch</dc:creator>
    <meta:creation-date>2017-03-30T20:55:00Z</meta:creation-date>
    <dc:date>2017-03-30T21:38:00Z</dc:date>
    <meta:template xlink:href="Normal.dotm" xlink:type="simple"/>
    <meta:editing-cycles>6</meta:editing-cycles>
    <meta:editing-duration>PT540S</meta:editing-duration>
    <meta:document-statistic meta:page-count="1" meta:paragraph-count="1" meta:word-count="4" meta:character-count="28" meta:row-count="1" meta:non-whitespace-character-count="25"/>
  </office:meta>
</office:document-meta>
</file>